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officeooo:rsid="001449ef" officeooo:paragraph-rsid="0014c9cc"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Arial" fo:font-size="14pt" fo:font-weight="bold" officeooo:rsid="001016d3" officeooo:paragraph-rsid="001016d3"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Arial" fo:font-size="14pt" fo:font-style="normal" fo:font-weight="bold" officeooo:rsid="001016d3" officeooo:paragraph-rsid="001016d3" style:font-size-asian="14pt" style:font-style-asian="normal" style:font-weight-asian="bold" style:font-size-complex="14pt" style:font-style-complex="normal" style:font-weight-complex="bold"/>
    </style:style>
    <style:style style:name="P4" style:family="paragraph" style:parent-style-name="Standard">
      <style:paragraph-properties fo:text-align="justify" style:justify-single-word="false"/>
      <style:text-properties style:font-name="Arial" fo:font-size="12pt" fo:font-weight="normal" officeooo:rsid="001016d3" officeooo:paragraph-rsid="001016d3"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weight="normal" officeooo:rsid="00175b8c" officeooo:paragraph-rsid="00177661"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normal" officeooo:rsid="001272c8" officeooo:paragraph-rsid="001272c8"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font-weight="normal" officeooo:rsid="001449ef" officeooo:paragraph-rsid="0014c9cc"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font-weight="normal" officeooo:rsid="0014c9cc" officeooo:paragraph-rsid="0014c9c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fo:font-weight="normal" officeooo:rsid="0017a2a9" officeooo:paragraph-rsid="0017a2a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2pt" fo:font-weight="normal" officeooo:rsid="0019e7ca" officeooo:paragraph-rsid="0019e7ca"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fo:font-size="12pt" fo:font-weight="normal" officeooo:rsid="001ba834" officeooo:paragraph-rsid="001ba83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2pt" fo:font-weight="normal" officeooo:rsid="001c69fa" officeooo:paragraph-rsid="001c69f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Arial" fo:font-size="12pt" fo:font-weight="normal" officeooo:rsid="001f1e8f" officeooo:paragraph-rsid="001f1e8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Arial" fo:font-size="12pt" fo:font-weight="normal" officeooo:rsid="0020083b" officeooo:paragraph-rsid="0020083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style="normal" fo:font-weight="normal" officeooo:rsid="001016d3" officeooo:paragraph-rsid="001016d3"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Arial" fo:font-size="12pt" fo:font-style="normal" fo:font-weight="normal" officeooo:rsid="00238854" officeooo:paragraph-rsid="0023885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rial" fo:font-size="12pt" fo:font-style="normal" fo:font-weight="normal" officeooo:rsid="001016d3" officeooo:paragraph-rsid="001016d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rial" fo:font-size="12pt" fo:font-style="normal" fo:font-weight="normal" officeooo:rsid="00271118" officeooo:paragraph-rsid="0027111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Arial" fo:font-size="12pt" fo:font-style="normal" fo:font-weight="normal" officeooo:rsid="00271118" officeooo:paragraph-rsid="00271118"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Arial" fo:font-size="12pt" fo:font-style="normal" fo:font-weight="normal" officeooo:rsid="00293ef6" officeooo:paragraph-rsid="00293ef6"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Arial" fo:font-size="12pt" fo:font-style="normal" fo:font-weight="normal" officeooo:rsid="0029a36c" officeooo:paragraph-rsid="0029f130" style:font-size-asian="10.5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justify" style:justify-single-word="false"/>
      <style:text-properties style:font-name="Arial" fo:font-size="12pt" fo:font-style="normal" fo:font-weight="normal" officeooo:rsid="0029a36c" officeooo:paragraph-rsid="0029f13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Arial" fo:font-size="12pt" fo:font-style="normal" fo:font-weight="normal" officeooo:rsid="0029f130" officeooo:paragraph-rsid="0029f13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Arial" fo:font-size="12pt" fo:font-style="normal" fo:font-weight="normal" officeooo:rsid="0029f41a" officeooo:paragraph-rsid="0029f41a"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style:font-name="Arial" fo:font-size="14pt" fo:font-style="normal" fo:font-weight="bold" officeooo:rsid="0029f130" officeooo:paragraph-rsid="0029f130" style:font-size-asian="14pt" style:font-style-asian="normal" style:font-weight-asian="bold" style:font-size-complex="14pt" style:font-style-complex="normal" style:font-weight-complex="bold"/>
    </style:style>
    <style:style style:name="P26" style:family="paragraph" style:parent-style-name="Standard">
      <style:paragraph-properties fo:text-align="center" style:justify-single-word="false"/>
      <style:text-properties style:font-name="Arial" officeooo:rsid="001016d3" officeooo:paragraph-rsid="001016d3"/>
    </style:style>
    <style:style style:name="T1" style:family="text">
      <style:text-properties officeooo:rsid="000bbbe2"/>
    </style:style>
    <style:style style:name="T2" style:family="text">
      <style:text-properties officeooo:rsid="000d595b"/>
    </style:style>
    <style:style style:name="T3" style:family="text">
      <style:text-properties officeooo:rsid="001272c8"/>
    </style:style>
    <style:style style:name="T4" style:family="text">
      <style:text-properties officeooo:rsid="0014c9cc"/>
    </style:style>
    <style:style style:name="T5" style:family="text">
      <style:text-properties officeooo:rsid="0016a35f"/>
    </style:style>
    <style:style style:name="T6" style:family="text">
      <style:text-properties style:font-name="Arial"/>
    </style:style>
    <style:style style:name="T7" style:family="text">
      <style:text-properties officeooo:rsid="00177661"/>
    </style:style>
    <style:style style:name="T8" style:family="text">
      <style:text-properties officeooo:rsid="00183bae"/>
    </style:style>
    <style:style style:name="T9" style:family="text">
      <style:text-properties officeooo:rsid="001ba834"/>
    </style:style>
    <style:style style:name="T10" style:family="text">
      <style:text-properties officeooo:rsid="001c69fa"/>
    </style:style>
    <style:style style:name="T11" style:family="text">
      <style:text-properties officeooo:rsid="00175b8c"/>
    </style:style>
    <style:style style:name="T12" style:family="text">
      <style:text-properties officeooo:rsid="00206fa9"/>
    </style:style>
    <style:style style:name="T13" style:family="text">
      <style:text-properties fo:font-weight="bold" officeooo:rsid="0021ef50" style:font-weight-asian="bold" style:font-weight-complex="bold"/>
    </style:style>
    <style:style style:name="T14" style:family="text">
      <style:text-properties officeooo:rsid="0022d55f"/>
    </style:style>
    <style:style style:name="T15" style:family="text">
      <style:text-properties officeooo:rsid="00238854"/>
    </style:style>
    <style:style style:name="T16" style:family="text">
      <style:text-properties officeooo:rsid="002389b7"/>
    </style:style>
    <style:style style:name="T17" style:family="text">
      <style:text-properties officeooo:rsid="0024d3b6"/>
    </style:style>
    <style:style style:name="T18" style:family="text">
      <style:text-properties officeooo:rsid="0024fbec"/>
    </style:style>
    <style:style style:name="T19" style:family="text">
      <style:text-properties officeooo:rsid="0026e03d"/>
    </style:style>
    <style:style style:name="T20" style:family="text">
      <style:text-properties officeooo:rsid="002780a4"/>
    </style:style>
    <style:style style:name="T21" style:family="text">
      <style:text-properties officeooo:rsid="0029f130"/>
    </style:style>
    <style:style style:name="T22" style:family="text">
      <style:text-properties officeooo:rsid="000ad215"/>
    </style:style>
    <style:style style:name="T23" style:family="text">
      <style:text-properties fo:font-size="14pt" fo:font-weight="bold" style:font-size-asian="14pt" style:font-weight-asian="bold" style:font-size-complex="14pt" style:font-weight-complex="bold"/>
    </style:style>
    <style:style style:name="T24" style:family="text">
      <style:text-properties officeooo:rsid="000a99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23">Materiais e métodos</text:span></text:p>
      <text:p text:style-name="P4"/>
      <text:p text:style-name="P2">HTML</text:p>
      <text:p text:style-name="P4"/>
      <text:p text:style-name="P5">HTML é a sigla para “HyperText Markup Language”, que significa “Linguagem de Marcação de Hipertexto”. <text:span text:style-name="T7">C</text:span>riada por Tim Barners Lee na década de 1990, <text:span text:style-name="T7">a linguagem de marcação</text:span> é atualmente controlada e mantida pela W3C (World Wide Web Consortium). É uma linguagem de marcação usada para desenvolvimento de paginas web que permite a criação de documentos que podem ser lidos por praticamente qualquer computador e são facilmente transmitidos pela Internet.</text:p>
      <text:p text:style-name="P9">Os códigos ou tags, como são conhecidos, servem para indicar o que são cada element<text:span text:style-name="T8">o</text:span> presente na página web <text:span text:style-name="T8">e quais suas funções</text:span>. <text:span text:style-name="T8">Essas tags indicam como o texto deve ser formatado, seja por meio de parágrafos, tabelas, títulos, imagens entre outros. Os navegadores identificam essas tags e apresentam a página de acordo como está especificada. Um documento do tipo HTML é um texto simples e que pode ser editado em qualquer editor de texto.</text:span></text:p>
      <text:p text:style-name="P9"/>
      <text:p text:style-name="P9"><text:a xlink:type="simple" xlink:href="https://www.significados.com.br/html/" text:style-name="Internet_20_link" text:visited-style-name="Visited_20_Internet_20_Link">https://www.significados.com.br/html/</text:a></text:p>
      <text:p text:style-name="P5"/>
      <text:p text:style-name="P4"/>
      <text:p text:style-name="P2">JavaScript</text:p>
      <text:p text:style-name="P4"/>
      <text:p text:style-name="P6">JavaScript é uma linguagem de programação criada por Brandan Eich em 1995. Primeiramente foi chamada de Mocha, e também recebeu nomes como Mona e LiveScript antes de ser chamada de JavaScript, que é como é conhecida atualmente. Inicialmente, JavaScript era limitado e de uso exclusivo da Netscape, empresa onde Eich atuava como especialista em sistemas para computadores. </text:p>
      <text:p text:style-name="P7">Atualmente o <text:span text:style-name="T3">JavaScript</text:span> é uma das linguagens de programação mais usadas <text:span text:style-name="T4">no mundo, estando presente em vários navegadores e sistemas operacionais de dispositivos moveis e desktops. Dados de 2016 apontam que a linguagem é usada por mais de 92% dos sites presentes na Internet, o que mostra que em pouco mais de 20 anos após ter sido criada, é uma das ferramentas mais importantes da programação web.</text:span></text:p>
      <text:p text:style-name="P8"><text:span text:style-name="T5">E</text:span>sse alto uso da linguagem pode ser explicado pela sua variada usabilidade e facilidade, pois o JavaScript, ou JS como é popularmente conhecido, é capaz de criar animações, mapas interativos, <text:span text:style-name="T5">gráficos</text:span> animados em 2 ou 3 dimensões e aplicativos para dispositivos moveis, <text:span text:style-name="T5">além de muitas outras aplicações. A linguagem é capaz de controlar os elementos presentes na página, por exemplo, imagine um sistema onde existe um relógio analógico onde os ponteiros se movem de acordo com que o tempo passa. O movimentos dos ponteiros desse relógio pode ser feito usando JavaScript.</text:span></text:p>
      <text:p text:style-name="P7"/>
      <text:p text:style-name="P1"><text:a xlink:type="simple" xlink:href="https://www.weblink.com.br/blog/programacao/o-que-e-javascript/" text:style-name="Internet_20_link" text:visited-style-name="Visited_20_Internet_20_Link"><text:span text:style-name="T6">https://www.weblink.com.br/blog/programacao/o-que-e-javascript/</text:span></text:a></text:p>
      <text:p text:style-name="P4"/>
      <text:p text:style-name="P3">PHP</text:p>
      <text:p text:style-name="P4"/>
      <text:p text:style-name="P10">O PHP é uma linguagem de programação web criada pelo programador dinamarquês Rasmus Lerdorf, que usava um conjunto de códigos binários escritos em linguagem C, para fazer conexão entre sistemas e servidores através da Internet. <text:span text:style-name="T9">Inicialmente, esse conjunto de scripts, era usado por Rasmus para verificar a quantidade de acessos ao seu currículo, presente em seu site pessoal. </text:span></text:p>
      <text:p text:style-name="P11">Por ser uma linguagem composta por scripts, o PHP trabalha em conjunto com o HTML. A conexão entre a linguagem de programação e a linguagem de marcação acontece quando o programador insere um código PHP dentro de um script HTML. <text:span text:style-name="T10">Quando a </text:span><text:soft-page-break/><text:span text:style-name="T10">pagina é acessada, o PHP é executado em um servidor que gera o código HTML e o retorna como página carregada para o navegador.</text:span></text:p>
      <text:p text:style-name="P12">PHP é amplamente usado no desenvolvimento web, desde sites e aplicações para a Internet, até mesmo extensões para WordPress e sistemas web, por exemplo. É uma das linguagens de programação mais versáteis e intuitivas existentes, sendo muito usada por programadores experientes e também por programadores iniciantes, por ter uma didática simples e de fácil compreensão. </text:p>
      <text:p text:style-name="P4"/>
      <text:p text:style-name="P4"><text:a xlink:type="simple" xlink:href="https://www.weblink.com.br/blog/php/o-que-e-php-conheca/" text:style-name="Internet_20_link" text:visited-style-name="Visited_20_Internet_20_Link">https://www.weblink.com.br/blog/php/o-que-e-php-conheca/</text:a></text:p>
      <text:p text:style-name="P4"/>
      <text:p text:style-name="P4"/>
      <text:p text:style-name="P3">CSS</text:p>
      <text:p text:style-name="P4"/>
      <text:p text:style-name="P14">CSS, acrônimo para Cascading Style Sheet, é uma linguagem criada em 1996 pela <text:span text:style-name="T11">W3C (World Wide Web Consortium) </text:span>e é responsável por adicionar estilos aos elementos das páginas. <text:span text:style-name="T12">A necessidade de criação do CSS foi por um motivo bem simples. O HTML, linguagem de marcação também controlada e mantida pela W3C, não foi projetado para conter tags que ajudassem na formatação do estilo da página, por isso veio a necessidade de criação de uma ferramenta específica para isso. </text:span>É responsável por mudar a cor de elementos, fontes, espaçamentos, ajustar a posição de elementos na página, ajustar tamanho de imagens entre outras f<text:span text:style-name="T12">unções que adicionam estilo às páginas. </text:span></text:p>
      <text:p text:style-name="P14">A relação entre HTML e CSS é bem forte. Como o HTML é uma linguagem de marcação (o alicerce de um site) e o CSS é focado no estilo (toda a estética de um site), eles andam juntos. CSS não é tecnicamente uma necessidade, mas provavelmente você não gostaria de olhar para um site que usa apenas HTML, pois isso pareceria completamente abandonado. <text:span text:style-name="T13">CITAÇÃO</text:span></text:p>
      <text:p text:style-name="P14"/>
      <text:p text:style-name="P13"/>
      <text:p text:style-name="P13"/>
      <text:p text:style-name="P13"><text:a xlink:type="simple" xlink:href="https://www.hostinger.com.br/tutoriais/o-que-e-css-guia-basico-de-css/" text:style-name="Internet_20_link" text:visited-style-name="Visited_20_Internet_20_Link">https://www.hostinger.com.br/tutoriais/o-que-e-css-guia-basico-de-css/</text:a></text:p>
      <text:p text:style-name="P4"/>
      <text:p text:style-name="P3"/>
      <text:p text:style-name="P3"/>
      <text:p text:style-name="P3"/>
      <text:p text:style-name="P3"/>
      <text:p text:style-name="P3"/>
      <text:p text:style-name="P3">Weka</text:p>
      <text:p text:style-name="P15"><text:a xlink:type="simple" xlink:href="https://www.cs.waikato.ac.nz/ml/weka/" text:style-name="Internet_20_link" text:visited-style-name="Visited_20_Internet_20_Link"/></text:p>
      <text:p text:style-name="P15">Weka é <text:span text:style-name="T14">um software que possui </text:span>uma coleção de algoritmos de <text:span text:style-name="T14">machine learning</text:span> para tarefas de mineração de dados. Ele contém ferramentas para preparação, classificação, regressão, clustering, mineração de regras de associação e visualização de dados. <text:span text:style-name="T15">(cite weka)</text:span></text:p>
      <text:p text:style-name="P16">Weka é open source, desenvolvido em java e consolidado como o programa para mineração de dados mais usados por estudantes e professores em universidades. <text:span text:style-name="T16">A ferramenta também é muito utilizada por aqueles que desejam aprender mais sobre mineração de dados. Através do Weka Explorer, interface gráfica do Weka, é possível realizar processos de mineração de dados de forma simples, e realizar a avaliação dos dados obtidos e a comparação de diferentes algoritmos. </text:span></text:p>
      <text:p text:style-name="P16">Weka <text:span text:style-name="T17">utiliza preferencialmente</text:span> bases de dados no formato texto. Por esta <text:span text:style-name="T18">a maior parte das bases de dados usados para minerar dados através do Weka, são do formato</text:span> ARFF ou CSV. <text:span text:style-name="T19">(citar devmidia)</text:span></text:p>
      <text:p text:style-name="P15"><text:soft-page-break/></text:p>
      <text:p text:style-name="P15"/>
      <text:p text:style-name="P15"><text:a xlink:type="simple" xlink:href="https://www.cs.waikato.ac.nz/ml/weka/" text:style-name="Internet_20_link" text:visited-style-name="Visited_20_Internet_20_Link">https://www.cs.waikato.ac.nz/ml/weka/</text:a></text:p>
      <text:p text:style-name="P15"><text:a xlink:type="simple" xlink:href="https://www.devmedia.com.br/mineracao-de-dados-no-mysql-com-a-ferramenta-weka/26360" text:style-name="Internet_20_link" text:visited-style-name="Visited_20_Internet_20_Link">https://www.devmedia.com.br/mineracao-de-dados-no-mysql-com-a-ferramenta-weka/26360</text:a>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1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Desenvolvimento</text:p>
      <text:p text:style-name="P19"/>
      <text:p text:style-name="P19">Machine Learning, termo em inglês para aprendizagem de máquina, é a capacidade de computadores aprenderem a tomarem decisões sem que sejam previamente programados para isso. Esse aprendizado, assim como acontece boa parte do aprendizado humano, se dá através de erros e acertos, que são obtidos através de algoritmos matemáticos. Esses algoritmos matemáticos trabalham classificando variáveis, por exemplo, queremos que um computador seja capaz de distinguir um ser humano de um gavião. Para que o computador seja capaz de fazer essa distinção, fornecemos <text:span text:style-name="T20">variáveis que serão utilizadas pelos algoritmos matemáticos para realizar as classificações. Nesse caso, fornecemos variáveis como, possui asas, capacidade de falar, capacidade de voar, capacidade de caminhar, possui bico, põe ovos, entre outras. Assim, após o algoritmo analisar os dados, o computador poderá distinguir com facilidade humanos de gaviões. </text:span></text:p>
      <text:p text:style-name="P20">É importante frisar que a qualidade da classificação se dá pela qualidade das variáveis, porque se utilizarmos variáveis como, possui olhos, respira, possui dedos ou ate mesmo se alimenta, nesse exemplo isso seria inútil para o algoritmo, uma vez que ambos os elementos comparados possuem essas características, assim, além de ser desprezível para o algoritmo, poderia até ser prejudicial para sua execução. </text:p>
      <text:p text:style-name="P21">O objetivo desse projeto é criar um sistema que ajude no tratamento de dados para predição de partidas de futebol, sendo assim, utilizamos durante a execução do projeto bases de dados disponíveis no site football-data (*CITE*), <text:span text:style-name="T21">e algumas das variáveis que utilizadas foram: </text:span></text:p>
      <text:list xml:id="list3539333532" text:style-name="L1">
        <text:list-item>
          <text:p text:style-name="P22"><text:span text:style-name="T21">FTHG = Full Time Home Goals</text:span></text:p>
        </text:list-item>
        <text:list-item>
          <text:p text:style-name="P22"><text:span text:style-name="T21">FTAG = Full Time Away Team Goals</text:span></text:p>
        </text:list-item>
        <text:list-item>
          <text:p text:style-name="P22"><text:span text:style-name="T21">FTR = Full Time Result</text:span></text:p>
        </text:list-item>
        <text:list-item>
          <text:p text:style-name="P22"><text:span text:style-name="T21">HTHG = Half Time Home Team Goals</text:span></text:p>
        </text:list-item>
        <text:list-item>
          <text:p text:style-name="P22">HTAG = Half Time Away Team Goals</text:p>
        </text:list-item>
        <text:list-item>
          <text:p text:style-name="P22">HTR = Half Time Result</text:p>
        </text:list-item>
        <text:list-item>
          <text:p text:style-name="P22">HS = Home Team Shots</text:p>
        </text:list-item>
        <text:list-item>
          <text:p text:style-name="P22">AS = Away Team Shots</text:p>
        </text:list-item>
        <text:list-item>
          <text:p text:style-name="P22">HST = Home Team Shots on Target</text:p>
        </text:list-item>
        <text:list-item>
          <text:p text:style-name="P22">AST = Away Team Shots on Target</text:p>
        </text:list-item>
        <text:list-item>
          <text:p text:style-name="P22">HHW = Home Team Hit Woodwork</text:p>
        </text:list-item>
        <text:list-item>
          <text:p text:style-name="P22">AHW = Away Team Hit Woodwork</text:p>
        </text:list-item>
        <text:list-item>
          <text:p text:style-name="P22">HC = Home Team Corners</text:p>
        </text:list-item>
        <text:list-item>
          <text:p text:style-name="P22">AC = Away Team Corners</text:p>
        </text:list-item>
      </text:list>
      <text:p text:style-name="P23">Essas variáveis apresentam importância significativa para os algoritmos, uma vez que podem determinar o andamento da partida e assim o resultado final.</text:p>
      <text:p text:style-name="P24"/>
      <text:p text:style-name="P24">Para auxiliar esse processo de escolha de variáveis, foi criado um sistema que funciona da seguinte maneira: a<text:span text:style-name="T24"> página inicial é composta por dois elementos, sendo um botão do tipo input, que permite ao usuário a escolha da base de dados presente na máquina, e um outro botão do tipo submit que confirma o envio da base de dados para a pasta do projeto, para que seja utilizada nas demais telas. A segunda página é composta por uma tabela que lista todos os dados da base de dados, permitindo a visualização completa desses dados. Nessa tela também estão presentes um elemento select multiple, que permite que o usuário escolha as colunas que irá usar para a construção de uma nova base de dados apenas com os dados selecionados pelo usuário. A terceira página é responsável por listar os dado que foram selecionados na página anterior e gerar a base de dados limp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6:16:33.155302826</meta:creation-date>
    <dc:date>2019-11-24T17:23:09.238544085</dc:date>
    <meta:editing-duration>PT1H40M11S</meta:editing-duration>
    <meta:editing-cycles>6</meta:editing-cycles>
    <meta:generator>LibreOffice/6.0.7.3$Linux_X86_64 LibreOffice_project/00m0$Build-3</meta:generator>
    <meta:document-statistic meta:table-count="0" meta:image-count="0" meta:object-count="0" meta:page-count="4" meta:paragraph-count="45" meta:word-count="1375" meta:character-count="8662" meta:non-whitespace-character-count="7337"/>
  </office:meta>
</office:document-meta>
</file>